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 style:data-style-name="N0"/>
    <style:style style:name="ce211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3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8"/>
          <table:table-cell table:style-name="ce162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1H55M00S" calcext:value-type="time">
            <text:p>01:55</text:p>
          </table:table-cell>
          <table:table-cell table:style-name="ce128" table:formula="of:=['8. Finalization'.$J$3]" office:value-type="time" office:time-value="PT21H05M00S" calcext:value-type="time">
            <text:p>21:0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office:value-type="string" calcext:value-type="string">
            <text:p>The YAT story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8"/>
          <table:table-cell table:style-name="ce162" table:number-columns-repeated="1001"/>
        </table:table-row>
        <table:table-row table:style-name="ro1">
          <table:table-cell table:style-name="ce163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3" table:number-columns-repeated="1001"/>
        </table:table-row>
        <table:table-row table:style-name="ro1">
          <table:table-cell table:style-name="ce163"/>
          <table:table-cell table:style-name="ce119" office:value-type="date" office:date-value="2017-10-15" calcext:value-type="date">
            <text:p>2017-10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number-columns-repeated="2"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2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3" table:number-columns-repeated="1001"/>
        </table:table-row>
        <table:table-row table:style-name="ro1">
          <table:table-cell table:style-name="ce163"/>
          <table:table-cell table:style-name="ce119" office:value-type="date" office:date-value="2017-07-04" calcext:value-type="date">
            <text:p>2017-07-0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30" calcext:value-type="date">
            <text:p>2016-09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17" calcext:value-type="date">
            <text:p>2016-09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16" calcext:value-type="date">
            <text:p>2016-09-16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13" calcext:value-type="date">
            <text:p>2015-06-1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07" calcext:value-type="date">
            <text:p>2015-06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01" calcext:value-type="date">
            <text:p>2015-06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3-02-02" calcext:value-type="date">
            <text:p>2013-02-02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20" office:value-type="date" office:date-value="2011-12-05" calcext:value-type="date">
            <text:p>2011-12-0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55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55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Transmission (9'30'')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    &gt; One/Two/Repeating (8'00'')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both failed tests: Close NUnit, reconfigure USB Hubs, then run first failed test again, then redo for second fail test&#10;                                                               =&gt; Don't forget to close and reconfigure after the last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7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YAT.Model.Test.Transmission.Repeating.LoopbackSelfs fail at '*TwoWay' because Rx results in additional line(s) (DirChangeLineBreak)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86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85])+[.G86]" office:value-type="time" office:time-value="PT13H30M00S" calcext:value-type="time">
            <text:p>13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86]; COUNTA([.C$87:.C89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5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65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not necessary as this assembly is not distributed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 =&gt; 342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 =&gt; 3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 =&gt; 228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Delta Version 1.99.8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2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3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8])+[.G29]" office:value-type="time" office:time-value="PT13H50M00S" calcext:value-type="time">
            <text:p>13:5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5])+[.G36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1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6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7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8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9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0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5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57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6])+[.G57]" office:value-type="time" office:time-value="PT14H25M00S" calcext:value-type="time">
            <text:p>14:2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7]; COUNTA([.C$58:.C58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60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59])+[.G60]" office:value-type="time" office:time-value="PT14H55M00S" calcext:value-type="time">
            <text:p>14:5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9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0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1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on 'Release' <text:span text:style-name="T2">but do not move or resize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vert change abov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79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1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0])+[.G81]" office:value-type="time" office:time-value="PT15H05M00S" calcext:value-type="time">
            <text:p>15:0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81]; COUNTA([.C$82:.C82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3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4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6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85])+[.G86]" office:value-type="time" office:time-value="PT15H10M00S" calcext:value-type="time">
            <text:p>15:1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6]; COUNTA([.C$87:.C88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86]; COUNTA([.C$87:.C89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8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68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6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5])+[.G86]" office:value-type="time" office:time-value="PT16H40M00S" calcext:value-type="time">
            <text:p>16:40</text:p>
          </table:table-cell>
          <table:table-cell table:style-name="ce248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221" table:formula="of:=CONCATENATE([.B$86]; COUNTA([.C$87:.C87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12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/>
          <table:table-cell table:style-name="ce221" table:formula="of:=CONCATENATE([.B$86]; COUNTA([.C$87:.C93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86]; COUNTA([.C$87:.C99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one or two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8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80-delta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Delta Version 1.99.8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binaries from "YAT"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info folders from installed "C:\Program Files\YAT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2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80 - YAT 2.0 Delta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8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0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9])+[.G20]" office:value-type="time" office:time-value="PT18H55M00S" calcext:value-type="time">
            <text:p>18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20]; COUNTA([.C$21:.C21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5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6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0]; COUNTA([.C$21:.C27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both RelNotes are excluded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8])+[.G29]" office:value-type="time" office:time-value="PT19H05M00S" calcext:value-type="time">
            <text:p>19:0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9]; COUNTA([.C$30:.C35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8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7])+[.G38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8]; COUNTA([.C$39:.C39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36])" office:value-type="time" office:time-value="PT01H55M00S" calcext:value-type="time">
            <text:p>01:55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36])" office:value-type="time" office:time-value="PT21H05M00S" calcext:value-type="time">
            <text:p>21:0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Has not been necessary for recent releases, but consider recent settings chang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8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7])+[.G28]" office:value-type="time" office:time-value="PT19H50M00S" calcext:value-type="time">
            <text:p>19:5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28]; COUNTA([.C$29:.C29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8]; COUNTA([.C$29:.C30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32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1])+[.G32]" office:value-type="time" office:time-value="PT20H05M00S" calcext:value-type="time">
            <text:p>20:0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32]; COUNTA([.C$33:.C33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2]; COUNTA([.C$33:.C34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2]; COUNTA([.C$33:.C35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2]; COUNTA([.C$33:.C36]); &quot;.&quot;)" office:value-type="string" office:string-value="8.4.4." calcext:value-type="string">
            <text:p>8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2]; COUNTA([.C$33:.C37]); &quot;.&quot;)" office:value-type="string" office:string-value="8.4.5." calcext:value-type="string">
            <text:p>8.4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2]; COUNTA([.C$33:.C39]); &quot;.&quot;)" office:value-type="string" office:string-value="8.4.6." calcext:value-type="string">
            <text:p>8.4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2]; COUNTA([.C$33:.C40]); &quot;.&quot;)" office:value-type="string" office:string-value="8.4.7." calcext:value-type="string">
            <text:p>8.4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2]; COUNTA([.C$33:.C41]); &quot;.&quot;)" office:value-type="string" office:string-value="8.4.8." calcext:value-type="string">
            <text:p>8.4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2]; COUNTA([.C$33:.C42]); &quot;.&quot;)" office:value-type="string" office:string-value="8.4.9." calcext:value-type="string">
            <text:p>8.4.9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2]; COUNTA([.C$33:.C43]); &quot;.&quot;)" office:value-type="string" office:string-value="8.4.10." calcext:value-type="string">
            <text:p>8.4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"Debug" as the active solution configura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2]; COUNTA([.C$33:.C44]); &quot;.&quot;)" office:value-type="string" office:string-value="8.4.11." calcext:value-type="string">
            <text:p>8.4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46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5])+[.G46]" office:value-type="time" office:time-value="PT20H20M00S" calcext:value-type="time">
            <text:p>20:2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46]; COUNTA([.C$47:.C47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6]; COUNTA([.C$47:.C49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6]; COUNTA([.C$47:.C50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52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51])+[.G52]" office:value-type="time" office:time-value="PT20H35M00S" calcext:value-type="time">
            <text:p>20:3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53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2]; COUNTA([.C$53:.C54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56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57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2]; COUNTA([.C$53:.C59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60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2]; COUNTA([.C$53:.C61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63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64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66]); &quot;.&quot;)" office:value-type="string" office:string-value="8.6.10." calcext:value-type="string">
            <text:p>8.6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52]; COUNTA([.C$53:.C68]); &quot;.&quot;)" office:value-type="string" office:string-value="8.6.11." calcext:value-type="string">
            <text:p>8.6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2]; COUNTA([.C$53:.C70]); &quot;.&quot;)" office:value-type="string" office:string-value="8.6.12." calcext:value-type="string">
            <text:p>8.6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72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71])+[.G72]" office:value-type="time" office:time-value="PT20H40M00S" calcext:value-type="time">
            <text:p>20:4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72]; COUNTA([.C$73:.C73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/>
          <table:table-cell table:style-name="ce219" table:formula="of:=CONCATENATE([.A$3]; &quot;.&quot;; COUNTA([.B$5:.B75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71])+[.G75]" office:value-type="time" office:time-value="PT21H05M00S" calcext:value-type="time">
            <text:p>21:0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75]; COUNTA([.C$76:.C76]); &quot;.&quot;)" office:value-type="string" office:string-value="8.8.1." calcext:value-type="string">
            <text:p>8.8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w automatically</text:p>
          </table:table-cell>
          <table:table-cell table:number-columns-repeated="1019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6:'0. Overview'.C4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.00.0000</text:date>, <text:time style:data-style-name="N2" text:time-value="19:41:08.4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9H21M37S</meta:editing-duration>
    <meta:editing-cycles>286</meta:editing-cycles>
    <meta:generator>LibreOffice/5.3.0.3$Windows_X86_64 LibreOffice_project/7074905676c47b82bbcfbea1aeefc84afe1c50e1</meta:generator>
    <meta:initial-creator>Matthias Kläy</meta:initial-creator>
    <dc:date>2017-10-15T21:28:22.876000000</dc:date>
    <meta:print-date>2017-06-05T16:04:38.085000000</meta:print-date>
    <meta:document-statistic meta:table-count="9" meta:cell-count="1154" meta:object-count="0"/>
  </office:meta>
</office:document-meta>
</file>